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Text_20_body">
      <style:text-properties style:font-name="DejaVu Sans" fo:font-size="12pt" officeooo:paragraph-rsid="00089331" style:font-size-asian="12pt" style:font-size-complex="12pt"/>
    </style:style>
    <style:style style:name="P3" style:family="paragraph" style:parent-style-name="Text_20_body" style:list-style-name="L1">
      <style:text-properties style:font-name="DejaVu Sans"/>
    </style:style>
    <style:style style:name="P4" style:family="paragraph" style:parent-style-name="Text_20_body" style:list-style-name="L2">
      <style:text-properties style:font-name="DejaVu Sans"/>
    </style:style>
    <style:style style:name="P5" style:family="paragraph" style:parent-style-name="Text_20_body" style:list-style-name="L3">
      <style:text-properties style:font-name="DejaVu Sans"/>
    </style:style>
    <style:style style:name="P6" style:family="paragraph" style:parent-style-name="Text_20_body" style:list-style-name="L5">
      <style:text-properties style:font-name="DejaVu Sans"/>
    </style:style>
    <style:style style:name="P7" style:family="paragraph" style:parent-style-name="Text_20_body" style:list-style-name="L7">
      <style:text-properties style:font-name="DejaVu Sans"/>
    </style:style>
    <style:style style:name="P8" style:family="paragraph" style:parent-style-name="Text_20_body" style:list-style-name="L8">
      <style:text-properties style:font-name="DejaVu Sans"/>
    </style:style>
    <style:style style:name="P9" style:family="paragraph" style:parent-style-name="Text_20_body" style:list-style-name="L9">
      <style:text-properties style:font-name="DejaVu Sans"/>
    </style:style>
    <style:style style:name="P10" style:family="paragraph" style:parent-style-name="Text_20_body" style:list-style-name="L10">
      <style:text-properties style:font-name="DejaVu Sans"/>
    </style:style>
    <style:style style:name="P11" style:family="paragraph" style:parent-style-name="Text_20_body">
      <style:text-properties style:font-name="DejaVu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DejaVu Sans" fo:font-size="12pt" style:font-size-asian="12pt" style:font-size-complex="12pt"/>
    </style:style>
    <style:style style:name="T3" style:family="text">
      <style:text-properties fo:color="#000000" fo:background-color="transparent" loext:char-shading-value="0"/>
    </style:style>
    <style:style style:name="T4" style:family="text">
      <style:text-properties officeooo:rsid="001b547e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SON Analytics with Apache AsterixDB</text:p>
      <text:p text:style-name="P2"><text:span text:style-name="T3">BOSS'20 workshop </text:span><text:span text:style-name="T4">(h</text:span>ttps://boss-workshop.github.io/boss-2020<text:span text:style-name="T4">)</text:span></text:p>
      <text:p text:style-name="P1"/>
      <text:p text:style-name="P11">Abstract</text:p>
      <text:p text:style-name="P1">Apache AsterixDB is a Big Data Management System (BDMS) with a feature set chosen to target use cases such as web data warehousing and social media data analysis. Its notable features include:</text:p>
      <text:list xml:id="list278222868" text:style-name="L1">
        <text:list-item>
          <text:p text:style-name="P3">A NoSQL-style data model based on extending JSON with object database concepts;</text:p>
        </text:list-item>
        <text:list-item>
          <text:p text:style-name="P3">A declarative query language, SQL++, that supports a broad range of queries against multiple semi-structured datasets;</text:p>
        </text:list-item>
        <text:list-item>
          <text:p text:style-name="P3">A query optimizer for parallel queries and an efficient dataflow execution engine for partitioned-parallel query execution;</text:p>
        </text:list-item>
        <text:list-item>
          <text:p text:style-name="P3">Partitioned and LSM-based native storage and indexing for large datasets;</text:p>
        </text:list-item>
        <text:list-item>
          <text:p text:style-name="P3">Support for querying of external data (e.g., data on AWS S3) as well as natively stored data;</text:p>
        </text:list-item>
        <text:list-item>
          <text:p text:style-name="P3">Rich data type support, including numeric, textual, temporal, and simple spatial data;</text:p>
        </text:list-item>
        <text:list-item>
          <text:p text:style-name="P3">Secondary indexing through B+ trees, R-trees, and inverted keyword indexes;</text:p>
        </text:list-item>
        <text:list-item>
          <text:p text:style-name="P3">Basic NoSQL-like transactional capabilities.</text:p>
          <text:p text:style-name="P3"/>
        </text:list-item>
      </text:list>
      <text:p text:style-name="P1">This tutorial will explain how Apache AsterixDB's SQL++ language can be used to analyze large bodies of semistructured (JSON) data. The focus will be on the analytical features of SQL++, which include SQL++ CTEs and functions, aggregation and grouping in SQL++, advanced grouping (Grouping Sets, Rollup, Cube), and Window functions. The attendees will have an opportunity to use AsterixDB and SQL++ hands-on during the tutorial.</text:p>
      <text:p text:style-name="P1"/>
      <text:p text:style-name="P1"/>
      <text:p text:style-name="P1"/>
      <text:p text:style-name="P1"/>
      <text:p text:style-name="P1"/>
      <text:p text:style-name="P11"><text:soft-page-break/>Outline</text:p>
      <text:p text:style-name="P1">AsterixDB Overview</text:p>
      <text:list xml:id="list135348895" text:style-name="L2">
        <text:list-item>
          <text:p text:style-name="P4">Motivation</text:p>
        </text:list-item>
        <text:list-item>
          <text:p text:style-name="P4">Architecture</text:p>
        </text:list-item>
        <text:list-item>
          <text:p text:style-name="P4">AWS setup for attendees</text:p>
        </text:list-item>
      </text:list>
      <text:p text:style-name="P1"/>
      <text:p text:style-name="P1">SQL++: A Language for JSON Analytics</text:p>
      <text:list xml:id="list1178832238" text:style-name="L3">
        <text:list-item>
          <text:p text:style-name="P5">SQL Similarities and Overlap</text:p>
        </text:list-item>
        <text:list-item>
          <text:p text:style-name="P5">SQL++ CTEs and Functions</text:p>
        </text:list-item>
        <text:list-item>
          <text:p text:style-name="P5">Key Differences</text:p>
        </text:list-item>
      </text:list>
      <text:list xml:id="list1281782021" text:style-name="L5">
        <text:list-item>
          <text:p text:style-name="P6">Nesting</text:p>
        </text:list-item>
        <text:list-item>
          <text:p text:style-name="P6">Subqueries</text:p>
        </text:list-item>
        <text:list-item>
          <text:p text:style-name="P6">No Schema (and *)</text:p>
        </text:list-item>
      </text:list>
      <text:p text:style-name="P1">Aggregation and Grouping in SQL++</text:p>
      <text:list xml:id="list2225900338" text:style-name="L7">
        <text:list-item>
          <text:p text:style-name="P7">Aggregation</text:p>
        </text:list-item>
        <text:list-item>
          <text:p text:style-name="P7">Grouping</text:p>
        </text:list-item>
      </text:list>
      <text:p text:style-name="P1"/>
      <text:p text:style-name="P1">Advanced Grouping</text:p>
      <text:list xml:id="list1031298240" text:style-name="L8">
        <text:list-item>
          <text:p text:style-name="P8">Grouping Sets</text:p>
        </text:list-item>
        <text:list-item>
          <text:p text:style-name="P8">Rollup</text:p>
        </text:list-item>
        <text:list-item>
          <text:p text:style-name="P8">Cube</text:p>
          <text:p text:style-name="P8"/>
        </text:list-item>
      </text:list>
      <text:p text:style-name="P1">Window Functions</text:p>
      <text:list xml:id="list1272833846" text:style-name="L9">
        <text:list-item>
          <text:p text:style-name="P9">Partitions and Frames</text:p>
        </text:list-item>
        <text:list-item>
          <text:p text:style-name="P9">Functions</text:p>
        </text:list-item>
        <text:list-item>
          <text:p text:style-name="P9">SQL++ Extensions</text:p>
          <text:p text:style-name="P9"/>
        </text:list-item>
      </text:list>
      <text:p text:style-name="P1">Data Science support (Demo)</text:p>
      <text:list xml:id="list1174277902" text:style-name="L10">
        <text:list-item>
          <text:p text:style-name="P10">Python UDFs: Basics and ScikitLearn</text:p>
        </text:list-item>
      </text:list>
      <text:p text:style-name="P1"><text:soft-page-break/></text:p>
      <text:p text:style-name="P11">Presenters</text:p>
      <text:p text:style-name="P1">Michael Carey</text:p>
      <text:p text:style-name="P1">Ian Maxon</text:p>
      <text:p text:style-name="P1">Till Westmann</text:p>
      <text:p text:style-name="P1">Dmitry Lychagin</text:p>
      <text:p text:style-name="P1">Phanwadee (Gift) Sinthong</text:p>
      <text:p text:style-name="P1"/>
      <text:p text:style-name="P1"/>
      <text:p text:style-name="P11">Website</text:p>
      <text:p text:style-name="P1">http://asterixdb.apache.or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2:44:51.621415412</meta:creation-date>
    <dc:date>2020-07-25T12:55:30.510418288</dc:date>
    <meta:editing-duration>PT10M38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3" meta:paragraph-count="49" meta:word-count="307" meta:character-count="1987" meta:non-whitespace-character-count="1755"/>
  </office:meta>
</office:document-meta>
</file>